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20.569cm"/>
    </style:style>
    <style:style style:name="co31" style:family="table-column">
      <style:table-column-properties fo:break-before="auto" style:column-width="13.353cm"/>
    </style:style>
    <style:style style:name="co32" style:family="table-column">
      <style:table-column-properties fo:break-before="auto" style:column-width="2.895cm"/>
    </style:style>
    <style:style style:name="co33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ce6" style:family="table-cell" style:parent-style-name="Default" style:data-style-name="N109"/>
    <style:style style:name="ce7" style:family="table-cell" style:parent-style-name="Default" style:data-style-name="N53"/>
    <style:style style:name="ce9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7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9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date" office:date-value="2022-10-01T09:00:00" calcext:value-type="date">
            <text:p>2022-10-01T09:00:00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date" office:date-value="2022-10-08T09:00:00" calcext:value-type="date">
            <text:p>2022-10-08T09:00:00</text:p>
          </table:table-cell>
          <table:table-cell table:style-name="ce7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date" office:date-value="2022-10-15T09:00:00" calcext:value-type="date">
            <text:p>2022-10-15T09:00:00</text:p>
          </table:table-cell>
          <table:table-cell table:style-name="ce7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table:style-name="ce7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29" table:default-cell-style-name="ce11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2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6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7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13:26:44.96428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13:27:25.249103675</dc:date>
    <meta:editing-duration>P9DT15H19M54S</meta:editing-duration>
    <meta:editing-cycles>184</meta:editing-cycles>
    <meta:document-statistic meta:table-count="5" meta:cell-count="3334" meta:object-count="0"/>
  </office:meta>
</office:document-meta>
</file>